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Heading_20_3">
      <style:paragraph-properties fo:text-align="center" style:justify-single-word="false"/>
      <style:text-properties officeooo:paragraph-rsid="00092199"/>
    </style:style>
    <style:style style:name="P3" style:family="paragraph" style:parent-style-name="Text_20_body" style:list-style-name="L1">
      <style:text-properties officeooo:rsid="0006af39" officeooo:paragraph-rsid="0006af39"/>
    </style:style>
    <style:style style:name="P4" style:family="paragraph" style:parent-style-name="Text_20_body">
      <style:text-properties officeooo:rsid="0006af39" officeooo:paragraph-rsid="000b74bb"/>
    </style:style>
    <style:style style:name="P5" style:family="paragraph" style:parent-style-name="Text_20_body">
      <style:text-properties officeooo:rsid="0006af39" officeooo:paragraph-rsid="000bcd6a"/>
    </style:style>
    <style:style style:name="P6" style:family="paragraph" style:parent-style-name="Text_20_body">
      <style:text-properties officeooo:rsid="0008300e" officeooo:paragraph-rsid="0008300e"/>
    </style:style>
    <style:style style:name="P7" style:family="paragraph" style:parent-style-name="Text_20_body" style:list-style-name="L1">
      <style:paragraph-properties style:writing-mode="lr-tb"/>
      <style:text-properties officeooo:rsid="0008300e" officeooo:paragraph-rsid="0008300e"/>
    </style:style>
    <style:style style:name="P8" style:family="paragraph" style:parent-style-name="Text_20_body">
      <style:paragraph-properties fo:text-align="start" style:justify-single-word="false"/>
      <style:text-properties officeooo:rsid="000a3478" officeooo:paragraph-rsid="000a3478"/>
    </style:style>
    <style:style style:name="P9" style:family="paragraph" style:parent-style-name="Text_20_body">
      <style:paragraph-properties fo:text-align="start" style:justify-single-word="false"/>
      <style:text-properties officeooo:rsid="000b74bb" officeooo:paragraph-rsid="000b74b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2199"/>
    </style:style>
    <style:style style:name="T3" style:family="text">
      <style:text-properties officeooo:rsid="000b74bb"/>
    </style:style>
    <style:style style:name="T4" style:family="text">
      <style:text-properties officeooo:rsid="000bcd6a"/>
    </style:style>
    <style:style style:name="T5" style:family="text">
      <style:text-properties officeooo:rsid="000ca05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Пассивное причастие прошедшего времени (part. perf. Pass.)</text:h>
      <text:p text:style-name="Text_20_body"/>
      <text:list xml:id="list2776229285" text:style-name="L1">
        <text:list-item>
          <text:p text:style-name="P3">Суффикс ta (или na [ṇa]) + нулевая форма. na [ṇa] обычно для глаголов на ṝ, а также к многим глаголам на <text:span text:style-name="T1">r</text:span> и на одиночный <text:span text:style-name="T1">d</text:span>. <text:s/>Некоторые принимают и тот и другой суффикс.</text:p>
        </text:list-item>
        <text:list-item>
          <text:p text:style-name="P3">От переходных глаголов – имеет пассивное значение, от непереходных – активное.</text:p>
        </text:list-item>
        <text:list-item>
          <text:p text:style-name="P3">Употребляется как прилагательное или вместо глагола в прошлом времени. В среднем роде может становиться существительным (именем действия) – пр: स्थितम् - пребывание.</text:p>
        </text:list-item>
        <text:list-item>
          <text:p text:style-name="P7">Внутренние сандхи перед суфиксами начинающимися на t:<text:line-break/><text:line-break/>- Оглушение согласного корня: d → t, b → p</text:p>
          <text:p text:style-name="P7">- Превращение задненёбных согласных в согласные предыдущего ряда: с → k, j → c → k</text:p>
          <text:p text:style-name="P7">- Перенос придыхания на суффикс с озвончением (Будда сандхи): <text:s/>dh + t → ddh, bh + t → bbh, <text:tab/>h + t → gdh</text:p>
          <text:p text:style-name="P7">- ś + t → ṣṭ</text:p>
          <text:p text:style-name="P7">- Назальные согласные перед t превращаются в n. (В целом назальные согласные перед согласными превращаются в n соотвествующего ряда. (перед шипящими и полугласными – в ṃ))</text:p>
        </text:list-item>
      </text:list>
      <text:p text:style-name="P6"/>
      <text:h text:style-name="P2" text:outline-level="3"><text:span text:style-name="T2">Инфинитив</text:span></text:h>
      <text:p text:style-name="P8">Корень в guṇa + tum. (X класс и каузативы: <text:span text:style-name="T5">основа настоящего времени без а </text:span>+ ayitum).</text:p>
      <text:p text:style-name="P9">1. почти все односложные корни образуется без -i- (за исключением на ū и ṝ).</text:p>
      <text:p text:style-name="P9">2. Корни заканчивающиеся на e, ai, o –&gt; меняют их на ā: √dhe → dhātum;</text:p>
      <text:p text:style-name="P9">3. У корней на ū, корней √ḍī, √śī и некоторых других, оканчивающихся на гласный, а также у большинства, оканчивающихся на согласный, у корней 10 класса и каузативов вставляется <text:s/>-i-</text:p>
      <text:p text:style-name="P9"><text:s text:c="2"/></text:p>
      <text:h text:style-name="P1" text:outline-level="3">Герундив <text:span text:style-name="T2">(Абсолютив) </text:span><text:span text:style-name="T3">на tvā</text:span></text:h>
      <text:p text:style-name="P5">нулевая форма <text:span text:style-name="T3">+ с</text:span>уффикс tvā <text:span text:style-name="T4">(глаголы с приставками -tya если заканчиваются на краткую гласную, иначе -ya)</text:span>, <text:span text:style-name="T4">X класс и каузативы - -ayitvā. Не склоняется.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4:27:11.890062029</meta:creation-date>
    <dc:date>2025-03-05T15:16:58.653521479</dc:date>
    <meta:editing-duration>PT49M43S</meta:editing-duration>
    <meta:editing-cycles>8</meta:editing-cycles>
    <meta:generator>LibreOffice/7.4.7.2$Linux_X86_64 LibreOffice_project/40$Build-2</meta:generator>
    <meta:document-statistic meta:table-count="0" meta:image-count="0" meta:object-count="0" meta:page-count="1" meta:paragraph-count="17" meta:word-count="265" meta:character-count="1541" meta:non-whitespace-character-count="1285"/>
  </office:meta>
</office:document-meta>
</file>